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4925in" fo:text-align="start" style:justify-single-word="false" fo:text-indent="0in" style:auto-text-indent="false"/>
      <style:text-properties officeooo:rsid="048cece9" officeooo:paragraph-rsid="048cece9"/>
    </style:style>
    <style:style style:name="P7"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8"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9"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10"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1"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38"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39"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40"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41"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42"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50"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51"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52"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53"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54"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55"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56"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41">I</text:span><text:span text:style-name="T2"> </text:span><text:span text:style-name="T1">woke when Hannah got up to make coffee, drank that on the chair in the living room while playing Finch and Wordle. Hannah was doing a million things around the house, playing </text:span><text:span text:style-name="T37">Revolver</text:span><text:span text:style-name="T1"> on her phone. I suggested Wynn’s diner, and we drew up an order of operations for the day:</text:span></text:p>
      <text:p text:style-name="P3"><text:span text:style-name="T1"/></text:p>
      <text:p text:style-name="P4"><text:span text:style-name="T1">1: Wynn’s Diner</text:span></text:p>
      <text:p text:style-name="P4"><text:span text:style-name="T1">2: CVS for medication and printer ink</text:span></text:p>
      <text:p text:style-name="P6"><text:span text:style-name="T1">3: Wells Fargo</text:span></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37">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37">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42">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43">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44">105</text:span><text:span text:style-name="T7"> </text:span></text:p>
      <text:p text:style-name="P5"><text:span text:style-name="T7"/></text:p>
      <text:p text:style-name="P7"><text:span text:style-name="T7">I</text:span><text:span text:style-name="T1">I.VIII</text:span></text:p>
      <text:p text:style-name="P7"><text:span text:style-name="T1"/></text:p>
      <text:p text:style-name="P7"><text:span text:style-name="T1">I played Wordle (STEEP in five,) </text:span><text:span text:style-name="T8">popped on the kettle, turned on the coffee maker, grabbed a hop water out of the fridge.</text:span><text:span text:style-name="T45">759</text:span><text:span text:style-name="T8"> </text:span></text:p>
      <text:p text:style-name="P7"><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46">949</text:span><text:span text:style-name="T9"> </text:span></text:p>
      <text:p text:style-name="P7"><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7"><text:span text:style-name="T10"><text:s text:c="3"/>They were sold out, so I got a double espresso, walked to Meyers, put my groceries away.</text:span><text:span text:style-name="T47">138</text:span><text:span text:style-name="T10"> </text:span><text:span text:style-name="T11">I went all over Azeroth turning in and acquiring quests, respecced to Fury, killed furbogs, joined a ZF group but got invited to watch a movie with Hannah, so I brushed my teeth.</text:span><text:span text:style-name="T48">803</text:span><text:span text:style-name="T11"> </text:span></text:p>
      <text:p text:style-name="P7"><text:span text:style-name="T11"><text:s text:c="3"/></text:span><text:span text:style-name="T12">I walked to Ingles while eating Cheez-It, bought grapes, hop water, sour worms, walked down to Downing, ate pizza, watched </text:span><text:span text:style-name="T38">Tampopo</text:span><text:span text:style-name="T12">, ate a few worms, told Hannah I was going to go home, reassured her everything was okay, walked up to Meyers, took off my bag and wrote.</text:span><text:span text:style-name="T49">1148</text:span><text:span text:style-name="T12"> </text:span></text:p>
      <text:p text:style-name="P7"><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7"><text:span text:style-name="T13"><text:s text:c="3"/>I hearthed to Org, checked my bank alts.</text:span><text:span text:style-name="T50">346</text:span><text:span text:style-name="T13"> </text:span></text:p>
      <text:p text:style-name="P7"><text:span text:style-name="T13"/></text:p>
      <text:p text:style-name="P8"><text:span text:style-name="T13">I</text:span><text:span text:style-name="T1">I.IX</text:span></text:p>
      <text:p text:style-name="P8"><text:span text:style-name="T1"/></text:p>
      <text:p text:style-name="P8"><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42">1155</text:span><text:span text:style-name="T1"> </text:span></text:p>
      <text:p text:style-name="P8"><text:span text:style-name="T1"><text:s text:c="3"/></text:span><text:span text:style-name="T15">I laid in bed, played Wordle (BONUS in three,) took a bath, shaved, started brushing my teeth,</text:span><text:span text:style-name="T51">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52">232</text:span><text:span text:style-name="T16"> </text:span></text:p>
      <text:p text:style-name="P8"><text:span text:style-name="T16"><text:s text:c="3"/></text:span><text:span text:style-name="T17">I killed furbogs mostly, then texted Hannah:</text:span></text:p>
      <text:p text:style-name="P8"><text:span text:style-name="T17"><text:s text:c="3"/>“</text:span><text:span text:style-name="T39">Did you find anything to get into? We could take a walk or something.</text:span><text:span text:style-name="T17">”</text:span></text:p>
      <text:p text:style-name="P8"><text:span text:style-name="T17"><text:s text:c="3"/>She said, “</text:span><text:span text:style-name="T39">I ended up diving into a nap! I was so tired. A walk is a good idea. Do you think if we start about 5 we’ll still have enough light?.</text:span><text:span text:style-name="T17">”</text:span></text:p>
      <text:p text:style-name="P8"><text:span text:style-name="T17"><text:s text:c="3"/>I said, “</text:span><text:span text:style-name="T39">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39">Common Side Effects</text:span><text:span text:style-name="T17">, then </text:span><text:span text:style-name="T39">The Kingdom of Dreams and Madness.</text:span></text:p>
      <text:p text:style-name="P8"><text:span text:style-name="T39"><text:s text:c="3"/></text:span><text:span text:style-name="T17">We did two crosswords in bed, slept. </text:span><text:span text:style-name="T18">Hannah</text:span><text:span text:style-name="T17"> got up in the middle of the night to write a song.</text:span></text:p>
      <text:p text:style-name="P8"><text:span text:style-name="T17"/></text:p>
      <text:p text:style-name="P9"><text:span text:style-name="T1"/></text:p>
      <text:p text:style-name="P9"><text:soft-page-break/><text:span text:style-name="T1">II.X</text:span></text:p>
      <text:p text:style-name="P9"><text:span text:style-name="T1"/></text:p>
      <text:p text:style-name="P9"><text:span text:style-name="T1">I woke to a text from Erica that read:</text:span></text:p>
      <text:p text:style-name="P9"><text:span text:style-name="T37"/></text:p>
      <text:p text:style-name="P9"><text:span text:style-name="T37">I guess you might’ve seen it coming.</text:span></text:p>
      <text:p text:style-name="P9"><text:span text:style-name="T37">I’m selling my house to rafael. He </text:span></text:p>
      <text:p text:style-name="P9"><text:span text:style-name="T37">says rent will stay the same.</text:span></text:p>
      <text:p text:style-name="P9"><text:span text:style-name="T37">I feel sad.</text:span></text:p>
      <text:p text:style-name="P9"><text:span text:style-name="T1"/></text:p>
      <text:p text:style-name="P9"><text:span text:style-name="T1"/></text:p>
      <text:p text:style-name="P9"><text:span text:style-name="T1"><text:s text:c="3"/>I played Wordle (GOODY in five,) cuddled with Hannah in the guest room, made coffee, made love, got dressed, talked to social services about food stamps, rode to Odd’s, ordered an Americano, walked to Meyers.</text:span><text:span text:style-name="T42">230</text:span></text:p>
      <text:p text:style-name="P9"><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53">509</text:span><text:span text:style-name="T20"> </text:span><text:span text:style-name="T21">I took a bath and made plain noodles,</text:span><text:span text:style-name="T54">552</text:span><text:span text:style-name="T21"> </text:span><text:span text:style-name="T22">killed a few furbog, hearthed, flossed, brushed,</text:span><text:span text:style-name="T55"> </text:span><text:span text:style-name="T23">got dressed,</text:span><text:span text:style-name="T56">636</text:span><text:span text:style-name="T23"> </text:span><text:span text:style-name="T24">organized bank alts.</text:span><text:span text:style-name="T57">643</text:span><text:span text:style-name="T24"> </text:span></text:p>
      <text:p text:style-name="P9"><text:span text:style-name="T37"><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58">958</text:span><text:span text:style-name="T25"> </text:span></text:p>
      <text:p text:style-name="P9"><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59">113</text:span><text:span text:style-name="T26"> </text:span></text:p>
      <text:p text:style-name="P9"><text:span text:style-name="T26"/></text:p>
      <text:p text:style-name="P10"><text:span text:style-name="T26">I</text:span><text:span text:style-name="T1">I.XI</text:span></text:p>
      <text:p text:style-name="P10"><text:span text:style-name="T1"/></text:p>
      <text:p text:style-name="P10"><text:span text:style-name="T1">I woke, played Wordle (SCORE in three,) heated water, turned on the coffeemaker, looked at my phone watched </text:span><text:span text:style-name="T37">5’7”</text:span><text:span text:style-name="T1">, made a cup of coffee.</text:span><text:span text:style-name="T42">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60">1202 </text:span><text:span text:style-name="T28">laid in bed, looked at my phone.</text:span><text:span text:style-name="T61">1237 </text:span></text:p>
      <text:p text:style-name="P10"><text:span text:style-name="T62"><text:s text:c="3"/></text:span><text:span text:style-name="T29">I poked around Timbermaw Hold, did one lap of the northern camp, laid in bed for a long time, ate a second banana and made a second cup of coffee.</text:span><text:span text:style-name="T63">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64">409</text:span><text:span text:style-name="T30"> </text:span><text:span text:style-name="T31">looked at my phone a lot more.</text:span><text:span text:style-name="T65">526</text:span><text:span text:style-name="T31"> </text:span></text:p>
      <text:p text:style-name="P11"><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40">Common Side Effects</text:span><text:span text:style-name="T32"> followed by the first three episodes of </text:span><text:span text:style-name="T40">White Lotus</text:span><text:span text:style-name="T32"> season one, then did a crossword in bed.</text:span></text:p>
      <text:p text:style-name="P10"><text:span text:style-name="T32"><text:s text:c="3"/>I woke to a text at 2AM from Erica saying Rafael had given her 60 days to get her stuff out. My phone battery was at 2% and I had a hard time getting back to sleep.</text:span></text:p>
      <text:p text:style-name="P10"><text:span text:style-name="T32"/></text:p>
      <text:p text:style-name="P12"><text:span text:style-name="T1">II.XII</text:span></text:p>
      <text:p text:style-name="P12"><text:span text:style-name="T1"/></text:p>
      <text:p text:style-name="P12"><text:span text:style-name="T1">I woke upon hearing Hannah stir. She came to cuddled me and I told her I was worried about my living situation, but not about the 60 days. I checked my phone and saw that Erica had decided to back out of the sale, but my phone died before I could investigate the text thoroughly.</text:span></text:p>
      <text:p text:style-name="P12"><text:span text:style-name="T1"><text:s text:c="3"/>Hannah made coffee, which I drank on the couch while she got dressed. We cuddled for a moment and then went our separate ways. I drove up to Meyers, brought in my groceries, responded to Erica and wrote in my journal.</text:span><text:span text:style-name="T42">1100</text:span><text:span text:style-name="T1"> </text:span><text:span text:style-name="T33">I made mooncloth and killed Furbogs until Charlie arrived to play some chess.</text:span><text:span text:style-name="T66">1143</text:span><text:span text:style-name="T33"> </text:span></text:p>
      <text:p text:style-name="P12"><text:span text:style-name="T33"><text:s text:c="3"/></text:span><text:span text:style-name="T34">He won a close game over a cup of coffee and we talked about B-Sides as he left.</text:span><text:span text:style-name="T67">1251</text:span><text:span text:style-name="T34"> </text:span><text:span text:style-name="T35">I took a bath, shaved, talked with Tony about house stuff.</text:span><text:span text:style-name="T68">133</text:span><text:span text:style-name="T35"> </text:span><text:span text:style-name="T36">I killed Furbog until I was friendly with Timbermaw, </text:span><text:soft-page-break/><text:span text:style-name="T36">got Tokup and Kamaka cultivating packets of seeds, drank a cup of coffee.</text:span><text:span text:style-name="T69">428</text:span><text:span text:style-name="T3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12T16:28:31.300274088</dc:date>
    <meta:editing-duration>P146DT21H18M23S</meta:editing-duration>
    <meta:editing-cycles>1066</meta:editing-cycles>
    <meta:generator>LibreOffice/24.2.5.2$MacOSX_X86_64 LibreOffice_project/bffef4ea93e59bebbeaf7f431bb02b1a39ee8a59</meta:generator>
    <meta:print-date>2025-02-10T14:34:50.776943291</meta:print-date>
    <meta:document-statistic meta:table-count="0" meta:image-count="0" meta:object-count="0" meta:page-count="6" meta:paragraph-count="48" meta:word-count="1572" meta:character-count="8598" meta:non-whitespace-character-count="6981"/>
  </office:meta>
</office:document-meta>
</file>